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ource_20_Text">Política de privacidad</text:span></text:h>
      <text:section text:style-name="Sect1" text:name="et-boc">
        <text:p text:style-name="Text_20_body">Según lo dispuesto en la Ley Orgánica 3/2018, de 5 de diciembre, de Protección de Datos Personales y Garantía de los Derechos Digitales (LOPDGDD) y en el Reglamento (UE) 2016/679 del Parlamento Europeo y del Consejo, relativo a la protección de las personas físicas en lo que respecta al tratamiento de datos personales y a la libre circulación de estos datos, te informamos de que los datos de carácter personal que nos facilites serán tratados con estricta confidencialidad y se almacenarán en un fichero de datos de carácter personal bajo la titularidad MAS 45 ACTIVOS, ASOCIACIÓN CONTRA EL EDADISMO (en adelante +45 ACTIVOS)</text:p>
        <text:p text:style-name="Text_20_body">La finalidad del tratamiento de los datos es el envío de comunicaciones sobre actividades y noticias de +45 ACTIVOS, así como la eventual adhesión a campañas de recogidas de firmas u otras formas de adhesión, relacionadas con combatir el edadismo en el trabajo, así como en el acceso al trabajo.</text:p>
        <text:p text:style-name="Text_20_body">Los datos que nos facilites no serán, bajo ningún concepto, cedidos con fines comerciales a ninguna empresa o institución. Podrán cederse a las administraciones públicas en caso de requerimiento por su parte para actuaciones de comprobación. Mediante la aceptación de la política de privacidad das tu consentimiento para estas cesiones en caso de que se produzcan.</text:p>
        <text:p text:style-name="Text_20_body">En todas nuestras comunicaciones podrás manifestar tu deseo de dejar de recibir publicaciones e información de +45ACTIVOS, pinchando en el correspondiente enlace que a tal efecto pondremos a tu disposición en todas nuestras comunicaciones contigo.</text:p>
        <text:p text:style-name="Text_20_body">El titular de los datos se compromete a comunicar cualquier cambio que se produzca en los datos declarados, de forma que +45ACTIVOS pueda mantener sus datos actualizados en todo momento. El plazo de conservación de sus datos será, según la normativa vigente, de cuatro años una vez sea dado de baja de nuestros ficheros.</text:p>
        <text:p text:style-name="Text_20_body">En todo caso, podrás ejercitar en cualquier momento tus derechos de acceso, rectificación, supresión, limitación de su tratamiento o la oposición al mismo, dirigiendo escrito a +45 ACTIVOS, C/Rafaela Ybarra, Portal 3B, Piso 4º B, 48014 BILBAO, o mediante correo electrónico a info@mas45activos.org</text:p>
      </text:section>
      <text:p text:style-name="Standard"><text:span text:style-name="Source_20_Text"/></text:p>
      <text:p text:style-name="Standard"><text:span text:style-name="Source_20_Text"/></text:p>
      <text:p text:style-name="Text_20_body"><text:span text:style-name="Source_20_Text">El </text:span><text:span text:style-name="Source_20_Text"><text:span text:style-name="Strong_20_Emphasis">aviso legal y las condiciones generales de uso,</text:span></text:span><text:span text:style-name="Source_20_Text"> o términos y condiciones de uso, está pensado para todos aquellos que van a crear una </text:span><text:span text:style-name="Source_20_Text"><text:span text:style-name="Strong_20_Emphasis">página o sitio web</text:span></text:span><text:span text:style-name="Source_20_Text">. Este documento está adaptado al </text:span><text:span text:style-name="Source_20_Text"><text:span text:style-name="Strong_20_Emphasis">Reglamento Europeo de Protección de Datos (RGPD) </text:span></text:span><text:span text:style-name="Source_20_Text">y a</text:span><text:span text:style-name="Source_20_Text"><text:span text:style-name="Strong_20_Emphasis"> la reciente Ley Orgánica 3/2018, de 5 de diciembre, de Protección de Datos Personales y garantía de los derechos digitales.</text:span></text:span></text:p>
      <text:p text:style-name="Text_20_body">Este documento contiene, de forma general, un conjunto de <text:span text:style-name="Strong_20_Emphasis">menciones o referencias legales</text:span> que servirán para<text:span text:style-name="Strong_20_Emphasis"> regular</text:span> las condiciones en las que los <text:span text:style-name="Strong_20_Emphasis">usuarios de Internet acceden, navegan y utilizan el sitio o página web.</text:span> También comprende los <text:span text:style-name="Strong_20_Emphasis">derechos, obligaciones y responsabilidades</text:span> a los que las partes quedan sometidas recíprocamente durante el acceso, navegación y uso del sitio web.</text:p>
      <text:p text:style-name="Text_20_body">La inclusión de un aviso legal y condiciones generales de uso aporta un <text:span text:style-name="Strong_20_Emphasis">gran nivel de confianza y seguridad jurídica</text:span> a todos y cada uno de los sitios web presentes en Internet.</text:p>
      <text:p text:style-name="Text_20_body"><text:soft-page-break/>También existe otro conjunto de menciones legales —<text:a xlink:type="simple" xlink:href="https://www.wonder.legal/es/modele/condiciones-generales-de-venta" text:style-name="Internet_20_link" text:visited-style-name="Visited_20_Internet_20_Link">condiciones generales de venta</text:a>— que, a veces, se presentan de forma conjunta con el aviso legal y las condiciones generales de uso, pero no deben confundirse el uno con el otro, pues su contenido difiere. Así, mientras el aviso legal regula las condiciones en las que los usuarios de Internet acceden navegan y utilizan el sitio web, las condiciones generales de venta regulan las condiciones en las que se realizan los pedidos o solicitudes de compra en el sitio web, y establecen los derechos, obligaciones y responsabilidades que corresponden a cada parte de dicha compraventa.</text:p>
      <text:p text:style-name="Text_20_body">Por otra parte, si solo se desea elaborar un documento que contenga las normas acerca de cómo se recogen y gestionan los datos personales de los usuarios de una página o sitio web, así como acerca de las cookies utilizadas por el mismo, se utiliza la <text:a xlink:type="simple" xlink:href="https://www.wonder.legal/es/modele/politica-privacidad-sitio-web" text:style-name="Internet_20_link" text:visited-style-name="Visited_20_Internet_20_Link">política de privacidad de un sitio web</text:a>.</text:p>
      <text:p text:style-name="Text_20_body"><text:line-break/><text:span text:style-name="Strong_20_Emphasis">¿Cómo utilizar este documento?</text:span></text:p>
      <text:p text:style-name="Text_20_body">La primera parte del documento es fundamental, ya que recoge los <text:span text:style-name="Strong_20_Emphasis">elementos identificativos del titular</text:span>, que la Ley exige que sean <text:span text:style-name="Strong_20_Emphasis">accesibles de forma permanente, fácil, directa y gratuita </text:span>para todos los Usuarios. Entre ellos se encuentran los datos de contacto del titular (la dirección, y el correo electrónico son especialmente importantes) y, en caso de tratarse de una persona jurídica, el NIF (antiguamente conocido con CIF) y los datos registrales del Registro donde se encuentre inscrita. Por tanto, antes de empezar es importante verificar estas informaciones.</text:p>
      <text:p text:style-name="Text_20_body">Además, se ha de tener en cuenta que si el contenido, información o<text:span text:style-name="Strong_20_Emphasis"> servicio sobre el que versa el sitio web</text:span> se refiere a una actividad del titular y ésta <text:span text:style-name="Strong_20_Emphasis">requiere autorización administrativa previa o está regulada</text:span>, también deberá proveer información complementaria relativa a la misma.</text:p>
      <text:p text:style-name="Text_20_body">Más allá de este contenido de obligatorio cumplimiento, el resto se irá adaptando en función de las necesidades del titular y las características del sitio web. Así, el mismo contendrá, entre otras, <text:span text:style-name="Strong_20_Emphasis">informaciones</text:span> relativas a:</text:p>
      <text:list xml:id="list1136887856" text:style-name="L1">
        <text:list-item>
          <text:p text:style-name="P2">la <text:span text:style-name="Strong_20_Emphasis">política de privacidad y protección de datos</text:span> del sitio web; </text:p>
        </text:list-item>
        <text:list-item>
          <text:p text:style-name="P2">la <text:span text:style-name="Strong_20_Emphasis">política de cookies, </text:span>en caso de que en el sitio web se encuentren cookies (propias o de terceros); </text:p>
        </text:list-item>
        <text:list-item>
          <text:p text:style-name="P2">la <text:span text:style-name="Strong_20_Emphasis">política de enlaces </text:span>del sitio web; y </text:p>
        </text:list-item>
        <text:list-item>
          <text:p text:style-name="P1">cuestiones relativas a la <text:span text:style-name="Strong_20_Emphasis">propiedad intelectual e industrial</text:span> del sitio web; </text:p>
        </text:list-item>
      </text:list>
      <text:p text:style-name="Text_20_body">Asimismo, se considera que el <text:span text:style-name="Strong_20_Emphasis">usuario acepta</text:span> este aviso legal y las condiciones generales de uso <text:span text:style-name="Strong_20_Emphasis">a través del acceso, navegación y uso del sitio web</text:span>.</text:p>
      <text:p text:style-name="Text_20_body">Teniendo en cuenta esto último y, especialmente, en aquellos casos en los que exista la tecnología de cookies, es útil prever un <text:span text:style-name="Strong_20_Emphasis">método que llame la atención del usuario inmediatamente al acceder al Sitio Web</text:span>, por ejemplo, con una ventana emergente nada más acceder y que da la opción de aceptar y/o consultar el aviso legal y las condiciones generales de uso.</text:p>
      <text:p text:style-name="Standard"><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09:41:39.276830138</meta:creation-date>
    <dc:date>2020-04-13T13:12:33.871597574</dc:date>
    <meta:editing-duration>PT30M53S</meta:editing-duration>
    <meta:editing-cycles>2</meta:editing-cycles>
    <meta:generator>LibreOffice/6.1.5.2$Linux_X86_64 LibreOffice_project/10$Build-2</meta:generator>
    <meta:document-statistic meta:table-count="0" meta:image-count="0" meta:object-count="0" meta:page-count="2" meta:paragraph-count="22" meta:word-count="966" meta:character-count="5926" meta:non-whitespace-character-count="4981"/>
  </office:meta>
</office:document-meta>
</file>